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4000002393E250600B709A165.png" manifest:media-type="image/png"/>
  <manifest:file-entry manifest:full-path="Pictures/10000201000003B40000040D1FA9F6F64A911C4F.png" manifest:media-type="image/png"/>
  <manifest:file-entry manifest:full-path="Pictures/10000201000002970000017B1834FBAD648BE09C.png" manifest:media-type="image/png"/>
  <manifest:file-entry manifest:full-path="Pictures/10000201000003B4000002DB79DF8DC1AC014F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" fo:font-size="14pt" officeooo:rsid="00146cf5" officeooo:paragraph-rsid="00146cf5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рок 5</text:p>
      <text:p text:style-name="P1"/>
      <text:p text:style-name="P2">1.</text:p>
      <text:p text:style-name="P2"><draw:frame draw:style-name="fr2" draw:name="Изображение1" text:anchor-type="char" svg:width="17cm" svg:height="13.107cm" draw:z-index="0"><draw:image xlink:href="Pictures/10000201000003B4000002DB79DF8DC1AC014F70.png" xlink:type="simple" xlink:show="embed" xlink:actuate="onLoad" loext:mime-type="image/png"/></draw:frame><draw:frame draw:style-name="fr3" draw:name="Изображение2" text:anchor-type="char" svg:x="0.212cm" svg:y="13.282cm" svg:width="17cm" svg:height="9.717cm" draw:z-index="1"><draw:image xlink:href="Pictures/10000201000002970000017B1834FBAD648BE09C.png" xlink:type="simple" xlink:show="embed" xlink:actuate="onLoad" loext:mime-type="image/png"/></draw:frame></text:p>
      <text:p text:style-name="P2"/>
      <text:p text:style-name="P2"><text:soft-page-break/></text:p>
      <text:p text:style-name="P2">2.</text:p>
      <text:p text:style-name="P2"><draw:frame draw:style-name="fr2" draw:name="Изображение5" text:anchor-type="char" svg:width="17cm" svg:height="18.595cm" draw:z-index="3"><draw:image xlink:href="Pictures/10000201000003B40000040D1FA9F6F64A911C4F.png" xlink:type="simple" xlink:show="embed" xlink:actuate="onLoad" loext:mime-type="image/png"/></draw:frame></text:p>
      <text:p text:style-name="P2"/>
      <text:p text:style-name="P2">3.</text:p>
      <text:p text:style-name="P2"><draw:frame draw:style-name="fr1" draw:name="Изображение3" text:anchor-type="char" svg:width="17cm" svg:height="10.202cm" draw:z-index="2"><draw:image xlink:href="Pictures/10000201000003B4000002393E250600B709A165.png" xlink:type="simple" xlink:show="embed" xlink:actuate="onLoad" loext:mime-type="image/png"/></draw:frame><text:soft-page-break/></text:p>
      <text:p text:style-name="P2">4.</text:p>
      <text:p text:style-name="P2"/>
      <text:p text:style-name="P2"/>
      <text:p text:style-name="P2">5.</text:p>
      <text:p text:style-name="P2"/>
      <text:p text:style-name="P2"/>
      <text:p text:style-name="P2">6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22:06:13.885405255</meta:creation-date>
    <dc:date>2021-09-08T22:01:12.527726450</dc:date>
    <meta:editing-duration>PT1H12M44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3" meta:paragraph-count="7" meta:word-count="8" meta:character-count="18" meta:non-whitespace-character-count="17"/>
  </office:meta>
</office:document-meta>
</file>